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text-properties fo:font-size="13pt" style:text-underline-style="none" fo:font-weight="normal" style:font-size-asian="13pt" style:font-weight-asian="normal" style:font-size-complex="13pt" style:font-weight-complex="normal"/>
    </style:style>
    <style:style style:name="P3" style:family="paragraph" style:parent-style-name="Standard">
      <style:text-properties fo:font-size="13pt" fo:font-style="italic" style:text-underline-style="none" fo:font-weight="normal" style:font-size-asian="13pt" style:font-style-asian="italic" style:font-weight-asian="normal" style:font-size-complex="13pt" style:font-style-complex="italic" style:font-weight-complex="normal"/>
    </style:style>
    <style:style style:name="P4" style:family="paragraph" style:parent-style-name="Standard">
      <style:text-properties fo:font-size="13pt" fo:font-style="italic" style:text-underline-style="solid" style:text-underline-width="auto" style:text-underline-color="font-color" fo:font-weight="normal" style:font-size-asian="13pt" style:font-style-asian="italic" style:font-weight-asian="normal" style:font-size-complex="13pt" style:font-style-complex="italic" style:font-weight-complex="normal"/>
    </style:style>
    <style:style style:name="P5" style:family="paragraph" style:parent-style-name="Standard">
      <style:text-properties fo:font-size="13pt" fo:font-style="normal" style:text-underline-style="none" fo:font-weight="normal" style:font-size-asian="13pt" style:font-style-asian="normal" style:font-weight-asian="normal" style:font-size-complex="13pt" style:font-style-complex="normal" style:font-weight-complex="normal"/>
    </style:style>
    <style:style style:name="P6" style:family="paragraph" style:parent-style-name="Standard">
      <style:text-properties fo:font-size="13pt"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 style:family="paragraph" style:parent-style-name="Standard">
      <style:text-properties fo:font-size="13pt" style:text-underline-style="solid" style:text-underline-width="auto" style:text-underline-color="font-color" fo:font-weight="normal" style:font-size-asian="13pt" style:font-weight-asian="normal" style:font-size-complex="13pt" style:font-weight-complex="normal"/>
    </style:style>
    <style:style style:name="P8" style:family="paragraph" style:parent-style-name="Standard">
      <style:text-properties fo:font-size="13pt" fo:font-style="italic" style:text-underline-style="solid" style:text-underline-width="auto" style:text-underline-color="font-color" fo:font-weight="normal" style:font-size-asian="13pt" style:font-style-asian="italic" style:font-weight-asian="normal" style:font-size-complex="13pt" style:font-style-complex="italic"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font-style="italic" style:text-underline-style="none" style:font-style-asian="italic" style:font-style-complex="italic"/>
    </style:style>
    <style:style style:name="T4" style:family="text">
      <style:text-properties fo:font-style="normal" style:text-underline-style="none"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s 2</text:p>
      <text:p text:style-name="P7"/>
      <text:p text:style-name="P7">opdrachten in de les</text:p>
      <text:p text:style-name="P2"/>
      <text:p text:style-name="P2"><text:tab/>Opdracht feedback</text:p>
      <text:p text:style-name="P2">Dit was mijn feedback op u:</text:p>
      <text:p text:style-name="P2">Ik heb waargenomen dat uw les veel filmpjes bevat. Het voordeel van filmpjes, als ze niet te lang zijn, is dat het de aandacht bij de leerlingen vast houd. Het is alleen jammer dat ik afgeleid werd door de muziek die na mijn mening iets te hard stond. Bij uw les is het voor mij overduidelijk dat u erg enthousiast voor de klas staat, mij houd dit actief bezig in de les.</text:p>
      <text:p text:style-name="P2">Wat is uw doel van uw filmpjes in de les? En uw doel van uw enthousiaste houding in uw les?</text:p>
      <text:p text:style-name="P2"><text:tab/>Opdracht perception</text:p>
      <text:p text:style-name="P2">hoofdgedachte van delen van de film.</text:p>
      <text:p text:style-name="P3">Ik heb meerdere delen genomen van de film aangezien ik in meerde gevallen en scheiding kon ontdekken over de materie van de film.</text:p>
      <text:p text:style-name="P6"/>
      <text:p text:style-name="P5"><text:span text:style-name="T1">Fragment 1:</text:span> Iedereen ziet de zelfde gebeurtenis anders, dat komt door de bedrading van de hersenen. Die is bij iedereen anders, het standpunt van elk persoon is ook anders en daar moet je rekening mee gaan houden.</text:p>
      <text:p text:style-name="P6">Fragment 2:<text:span text:style-name="T2"> Elke cultuur <text:s/>zorgt bij mensen voor een ander perspectief. Ook zullen culturele verschillen zorgen voor vooroordelen over mensen, ook al heeft dit persoon de zelfde culturele achtergrond als jij zelf.</text:span></text:p>
      <text:p text:style-name="P6">Fragment 3:<text:span text:style-name="T2"> Elk mens zal associëren met stereotypen en dat heeft effect bij alles wat je doet en denkt. Dit kan grote effecten hebben op de werkvloer.</text:span></text:p>
      <text:p text:style-name="P6">Fragment 4:<text:span text:style-name="T2"> Je moet een deel van je waarnemingen blokkeren wil je één ding goed kunnen observeren. Wat als gevolg heeft dat je veel kunt leren van mensen die het zelfde hebben bekeken uit een ander perspectief.</text:span></text:p>
      <text:p text:style-name="P5"/>
      <text:p text:style-name="P5">De begrippen die ik toepasselijk vond bij de film:</text:p>
      <text:p text:style-name="P6"><text:span text:style-name="T3">Sociale rol </text:span><text:span text:style-name="T2">– <text:s/>De manager die de boel duidelijk beschreven wil zien worden.</text:span></text:p>
      <text:p text:style-name="P6"><text:span text:style-name="T3">Selectieve waarneming</text:span><text:span text:style-name="T2"> – De man met het verhaal van de kat.</text:span></text:p>
      <text:p text:style-name="P6"><text:span text:style-name="T3">Stimuluscorrectie</text:span><text:span text:style-name="T2"> – De rechthoekige vorm.</text:span></text:p>
      <text:p text:style-name="P6"><text:span text:style-name="T3">Verwachting, wensen, verlangens</text:span><text:span text:style-name="T2"> – Verwachten dat ze de auto in stapt.</text:span></text:p>
      <text:p text:style-name="P4"><text:span text:style-name="T2">Projectie</text:span><text:span text:style-name="T4"> – Denken dat de andere werknemers stoer willen doen.</text:span></text:p>
      <text:p text:style-name="P4"><text:span text:style-name="T2">Stereotype</text:span><text:span text:style-name="T4"> – Mexicaan.</text:span></text:p>
      <text:p text:style-name="P4"><text:span text:style-name="T2">Stereotype – </text:span><text:span text:style-name="T4">De reclame.</text:span></text:p>
      <text:p text:style-name="P4"><text:span text:style-name="T2">Myopia</text:span><text:span text:style-name="T4"> – Bedrijf.</text:span></text:p>
      <text:p text:style-name="P4"><text:span text:style-name="T2">Eerste indruk</text:span><text:span text:style-name="T4"> – De vrouw die nieuwe baan krijgt.</text:span></text:p>
      <text:p text:style-name="P4"><text:span text:style-name="T2">Sociale rol / tunnelvisie</text:span><text:span text:style-name="T4"> – De man die heel veel geld wil besparen bij het orkest.</text:span></text:p>
      <text:p text:style-name="P4"><text:span text:style-name="T4"/></text:p>
      <text:p text:style-name="P4"><text:span text:style-name="T4">Het kijken naar de films heeft het extreme voorbeeld laten zien van de verschillen tussen de standplaats verbondenheid tussen mensen. Een verschillend perspectief zal erg veel uitmaken voor de reactie op gebeurtenissen van mensen. Van dit feit was is mij al bewust maar het was wel erg leuk om het ook een keer te zien.</text:span></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09-22T21:21:50.89</meta:creation-date>
    <dc:date>2014-10-31T19:01:53.42</dc:date>
    <meta:editing-duration>PT2H24M23S</meta:editing-duration>
    <meta:editing-cycles>7</meta:editing-cycles>
    <meta:generator>OpenOffice/4.1.1$Win32 OpenOffice.org_project/411m6$Build-9775</meta:generator>
    <meta:document-statistic meta:table-count="0" meta:image-count="0" meta:object-count="0" meta:page-count="1" meta:paragraph-count="25" meta:word-count="419" meta:character-count="2369"/>
  </office:meta>
</office:document-meta>
</file>